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866d" officeooo:paragraph-rsid="00024bb9"/>
    </style:style>
    <style:style style:name="P2" style:family="paragraph" style:parent-style-name="Standard">
      <style:text-properties officeooo:rsid="00024bb9" officeooo:paragraph-rsid="00024bb9"/>
    </style:style>
    <style:style style:name="P3" style:family="paragraph" style:parent-style-name="Standard" style:list-style-name="L1">
      <style:text-properties officeooo:rsid="00024bb9" officeooo:paragraph-rsid="0003becb"/>
    </style:style>
    <style:style style:name="P4" style:family="paragraph" style:parent-style-name="Standard">
      <style:text-properties officeooo:rsid="00024bb9" officeooo:paragraph-rsid="00091b97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rsid="0003becb" officeooo:paragraph-rsid="0003becb"/>
    </style:style>
    <style:style style:name="P7" style:family="paragraph" style:parent-style-name="Standard" style:list-style-name="L1">
      <style:text-properties officeooo:rsid="0003becb" officeooo:paragraph-rsid="00083a8f"/>
    </style:style>
    <style:style style:name="P8" style:family="paragraph" style:parent-style-name="Standard">
      <style:text-properties officeooo:rsid="0003becb" officeooo:paragraph-rsid="0003becb"/>
    </style:style>
    <style:style style:name="P9" style:family="paragraph" style:parent-style-name="Standard" style:list-style-name="L1">
      <style:text-properties officeooo:rsid="000796fd" officeooo:paragraph-rsid="000796fd"/>
    </style:style>
    <style:style style:name="P10" style:family="paragraph" style:parent-style-name="Standard">
      <style:text-properties officeooo:paragraph-rsid="0004d69e"/>
    </style:style>
    <style:style style:name="P11" style:family="paragraph" style:parent-style-name="Standard">
      <style:text-properties officeooo:rsid="00091b97" officeooo:paragraph-rsid="00091b97"/>
    </style:style>
    <style:style style:name="P12" style:family="paragraph" style:parent-style-name="Text_20_body" style:list-style-name="L2"/>
    <style:style style:name="P13" style:family="paragraph" style:parent-style-name="Heading_20_1">
      <style:text-properties officeooo:paragraph-rsid="00024bb9"/>
    </style:style>
    <style:style style:name="T1" style:family="text">
      <style:text-properties officeooo:rsid="00024b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3becb" style:font-style-asian="normal" style:font-style-complex="normal"/>
    </style:style>
    <style:style style:name="T5" style:family="text">
      <style:text-properties fo:font-style="normal" officeooo:rsid="00091b97" style:font-style-asian="normal" style:font-style-complex="normal"/>
    </style:style>
    <style:style style:name="T6" style:family="text">
      <style:text-properties officeooo:rsid="0003becb"/>
    </style:style>
    <style:style style:name="T7" style:family="text">
      <style:text-properties officeooo:rsid="0004d69e"/>
    </style:style>
    <style:style style:name="T8" style:family="text">
      <style:text-properties officeooo:rsid="000796fd"/>
    </style:style>
    <style:style style:name="T9" style:family="text">
      <style:text-properties officeooo:rsid="00083a8f"/>
    </style:style>
    <style:style style:name="T10" style:family="text">
      <style:text-properties officeooo:rsid="00091b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olicitação de revisão de conceito <text:span text:style-name="T9">EAD5822</text:span></text:h>
      <text:p text:style-name="P1">Gostaria de solicitar a revisão da conceito da disciplina EAD5822 Metodologia de Pesquisa Aplicada à Administração I, ministrada pela professora Bernadete de Lourdes Marinho. Eu discordo dos argumentos apresentados pela professora para a qualifica<text:span text:style-name="T1">ção do conceito atribuído.</text:span></text:p>
      <text:p text:style-name="P1"/>
      <text:p text:style-name="P4">Acredito que a professora esteja mal intencionada na atribuição do conceito devido ao fato de eu não permitir <text:span text:style-name="T9">à</text:span> ela assina<text:span text:style-name="T9">r</text:span> o trabalho final da disciplina como co-autora, <text:span text:style-name="T9">mesmo após tentativa de intimidação. Minha atitude de negar seu pedido está</text:span> em consonância com o código de ética de pesquisa científica e da Lei de Direito Autoral (anexo), que deixa claro orientador<text:span text:style-name="T9">es</text:span> d<text:span text:style-name="T9">e</text:span> trabalho científico<text:span text:style-name="T9">s</text:span> não tem direito de assinar o trabalho como autor. <text:span text:style-name="T10">No caso da disciplina EAD5822, obrigatória para todos os alunos ingressantes, a professora tem somente essa função, remunerada para o mesmo, sendo facultado aos alunos aceitarem-na ou não como autora.</text:span></text:p>
      <text:p text:style-name="P2"/>
      <text:p text:style-name="P2">Eu não permiti que ela assinasse o trabalho como autor<text:span text:style-name="T10">a</text:span>, conforme solicitação da mesma (anexo), o que a desagradou muito, então numa tentativa de me intimidar, ela afirma que todos os trabalhos que ela orienta devem levar seu nome (anexo). <text:span text:style-name="T10">C</text:span>omo a investida foi infrutífera, ela volt<text:span text:style-name="T10">ou</text:span> atrás <text:span text:style-name="T10">no pedido (anexo)</text:span>, conforme mensagem a qual ela entra em contradição, afirmando que não mais deseja estar inclusa na lista de autores (anexo), <text:span text:style-name="T10">numa atitude ambígua</text:span>. Essa <text:span text:style-name="T10">postura</text:span> confirma que (1) ela <text:span text:style-name="T10">tem ciência de que</text:span> não tem direito de assinar o trabalho como autora, (2) que ela não gostou de ter seu pedido rejeitado.</text:p>
      <text:p text:style-name="P2"/>
      <text:p text:style-name="P2">A avaliação do conceito da disciplina foi feito <text:span text:style-name="T2">a posteriori</text:span><text:span text:style-name="T3"> a esse fato, o que pode ter “enviezado” o processo avaliatório. Acredito que a professora Bernadete está (1) cometendo uma infração ética e legal ao solicitar a inclusão do seu nome como autor</text:span><text:span text:style-name="T5">a</text:span><text:span text:style-name="T3">, (2) tentando me prejudicar por eu ter negado seu pedido, </text:span><text:span text:style-name="T5">atribuindo um conceito inferior ao meu real desempenho</text:span><text:span text:style-name="T3">.</text:span></text:p>
      <text:p text:style-name="P2"/>
      <text:p text:style-name="P2"><text:span text:style-name="T3">Solicitei então a professora a revisão do conceito por email, alegando que eu frequentei todas as aulas, sempre tive uma particição ativa </text:span><text:span text:style-name="T5">(</text:span><text:span text:style-name="T4">como poder ser verificado pela quantidade de anotações </text:span><text:span text:style-name="T5">em anexo)</text:span><text:span text:style-name="T4">, que contém inclusive datas e horários</text:span><text:span text:style-name="T3">, entreguei metade das resenhas </text:span><text:span text:style-name="T4">(anexo)</text:span><text:span text:style-name="T3"> e que o trabalho final da disciplina tinha qualidade </text:span><text:span text:style-name="T5">alta</text:span><text:span text:style-name="T3">.</text:span></text:p>
      <text:p text:style-name="P2"><text:span text:style-name="T3"/></text:p>
      <text:p text:style-name="P2">A avaliação do conceito final segue uma fórmula (anexo):</text:p>
      <text:list xml:id="list7219242213567794133" text:style-name="L1">
        <text:list-item>
          <text:p text:style-name="P3">O trabalho final: 50% <text:span text:style-name="T10">do peso.</text:span></text:p>
          <text:list>
            <text:list-item>
              <text:p text:style-name="P3"><text:span text:style-name="T6">Acredito no conceito A para o trabalho final porque (1) a professora solicitou a inclusão do seu nome no artigo, (2) o outro autor do trabalho, Guilherme Tadielo, teve conceito final na discplina como “A” (anexo) (ele era favorável a inclusão da Bernadete no artigo final). O trabalho final inclusive teve um colaborador internacional, pesquisador dr. Paul Kirschner, Open University, Holanda, que gentilmente colaborou com material, fornecendo um questionário para usarmos como base para a nossa pesquisa, conforme solicitações e conversar a partir do meu email pessoal (anexo). O trabalho teve colaboração de pesquisadores internacional, garantindo uma maior qualidade ao trabalho pela técnica de “triangulação de pesquisadores”, conforme explicitado pela própria Bernadete em sala de aula.</text:span></text:p>
            </text:list-item>
          </text:list>
        </text:list-item>
        <text:list-item>
          <text:p text:style-name="P6">Participação em aula: 20% <text:span text:style-name="T10">do peso.</text:span></text:p>
          <text:list>
            <text:list-item>
              <text:p text:style-name="P7">Não faltei nenhuma aula, fiz anotações (anexo), perguntas e intervenções em todas as aulas. <text:span text:style-name="T8">Além disso encaminho cd com gravação da apresentação dos resultados parciais, durante a aula ministrada 14/05, aonde eu (Francisco Matelli) e Guilherme Tadielo (co-autor) apresentam para toda a sala o andamento da pesquisa, mostrando que a minha participação foi ativa, a gravação confirma. Logo nos primeiros segundos da gravação pode-se ouvir claramente o tom jocoso da professora Bernadete. Antes mesmo de </text:span><text:soft-page-break/><text:span text:style-name="T8">começarmos a exposição ela interfere falando que tem muitas atividades programadas. Transcrição do diálogo:</text:span></text:p>
              <text:list>
                <text:list-item>
                  <text:p text:style-name="P9">Bernadete: “Eu pretendia conversar com os grupos hoje”</text:p>
                </text:list-item>
                <text:list-item>
                  <text:p text:style-name="P9">Francisco: “A gente faz rápido aqui professora”</text:p>
                </text:list-item>
                <text:list-item>
                  <text:p text:style-name="P9">Bernadete: “Você? (se dirigirndo a mim), não vai ser rápido (de maneira jocosa)</text:p>
                </text:list-item>
                <text:list-item>
                  <text:p text:style-name="P9">Risos da sala</text:p>
                </text:list-item>
              </text:list>
            </text:list-item>
          </text:list>
        </text:list-item>
        <text:list-item>
          <text:p text:style-name="P5">Resenha<text:span text:style-name="T6">s: 30%</text:span></text:p>
          <text:list>
            <text:list-item>
              <text:p text:style-name="P6">Não consegui entregar todas as resenhas porque estava fazendo 4 disciplinas, não tive tempo para me dedicar a essa atividade, preferi me dedicar ao trabalho final que representava 50% da nota, <text:span text:style-name="T9">entreguei</text:span> metade das resenhas, e muitas foram avaliadas com conceito A (anexo). <text:span text:style-name="T10">Nas outras disciplinas eu tive conceitos A, B e B (anexo), o que ajuda a confirmar que eu sou um aluno dedicado e participativo.</text:span></text:p>
            </text:list-item>
          </text:list>
        </text:list-item>
      </text:list>
      <text:p text:style-name="P8"/>
      <text:p text:style-name="P8"><text:span text:style-name="T10">S</text:span>olicit<text:span text:style-name="T9">e</text:span>i <text:span text:style-name="T9">a</text:span> professora a revisão das notas conforme argumentação exposta, <text:span text:style-name="T10">acima</text:span> sendo que a réplica da professora consistiu em:</text:p>
      <text:list xml:id="list2850945635227730657" text:style-name="L2">
        <text:list-item>
          <text:p text:style-name="P12">Resenhas críticas - Você elaborou metade das resenhas solicitadas, mas nenhuma delas apresentando o nível de qualidade requerido. (Avaliação neste quesito: C menos)</text:p>
        </text:list-item>
        <text:list-item>
          <text:p text:style-name="P12">Participação em aula – Sua participação em aula sempre esteve em um nível abaixo do esperado. (Avaliação neste quesito: C) </text:p>
        </text:list-item>
        <text:list-item>
          <text:p text:style-name="P12">Projeto de Pesquisa (elaborado e executado) e artigo: O desenvolvimento do projeto de pesquisa foi realizado em grupo. (Avaliação neste quesito: B)</text:p>
        </text:list-item>
      </text:list>
      <text:p text:style-name="P8">Acredito que os contra-argumentos utilizadas pela professora são baseados em intuição e são muito subjetivos, dando muita margem a questionamento, <text:span text:style-name="T10">exige </text:span>nível de qualidade sem <text:span text:style-name="T10">apresentar </text:span>critéri<text:span text:style-name="T10">os</text:span>, <text:span text:style-name="T10">o termo</text:span> nível esperado de participação <text:span text:style-name="T10">é </text:span>totalmente subjetivo e afirmar que o trabalho foi feito em grupo nem é argumento.</text:p>
      <text:p text:style-name="P8"/>
      <text:p text:style-name="P10"><text:span text:style-name="T7">Ainda quero salientar que a professora em pouco ajudou, solicitei verbalmente reuniões e a mesma não se dispunha. Nos poucos emails trocados ela sempre salientava que não tinha tempo para atender nossos pedidos (anexo), avalio o trabalho dela como orientadora como insuficiente, dedicando muito mais atenção a outros grupos, conforme expresso em email (anexo). Quando ela solicitava alguma tarefa do nosso grupo, exigia prazos extremamente curtos, quase que imediatamente, devido a problemas pessoais de agenda (anexo).</text:span></text:p>
      <text:p text:style-name="P10"/>
      <text:p text:style-name="P11">Esses são os motivos que me fazem acreditar que a professora está intencionamalmente tentando me prejudicar, está abusando da sua autonomia como avaliadora. Portanto solicito a revisão do meu conceito na discplina, acreditando que a avaliação como “B” seria mais adequado. Não tendo nada mais declarar agradeço por seu tempo.</text:p>
      <text:p text:style-name="P11"/>
      <text:p text:style-name="P11"/>
      <text:p text:style-name="P11"/>
      <text:p text:style-name="P11">____________________________________</text:p>
      <text:p text:style-name="P11">Francisco Matelli Matulovic</text:p>
      <text:p text:style-name="P11">10/09/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Matelli Matulovic</meta:initial-creator>
    <meta:creation-date>2014-09-09T21:15:42.806962878</meta:creation-date>
    <dc:date>2014-09-10T02:14:52.492104182</dc:date>
    <dc:creator>Francisco Matelli Matulovic</dc:creator>
    <meta:editing-duration>PT4H46M53S</meta:editing-duration>
    <meta:editing-cycles>6</meta:editing-cycles>
    <meta:generator>LibreOffice/4.2.6.3$Linux_x86 LibreOffice_project/420m0$Build-3</meta:generator>
    <meta:document-statistic meta:table-count="0" meta:image-count="0" meta:object-count="0" meta:page-count="2" meta:paragraph-count="27" meta:word-count="964" meta:character-count="6219" meta:non-whitespace-character-count="5293"/>
  </office:meta>
</office:document-meta>
</file>